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color="#280071" svg:stroke-linecap="round" draw:fill="solid" draw:fill-color="#5f259f" draw:textarea-horizontal-align="justify" draw:textarea-vertical-align="middle" draw:auto-grow-height="false" fo:min-height="15.117cm" fo:min-width="23.376cm" draw:shadow="visible" draw:shadow-color="#999999"/>
    </style:style>
    <style:style style:name="gr2" style:family="graphic" style:parent-style-name="Default_5f_1">
      <style:graphic-properties draw:stroke="none" svg:stroke-color="#000000" draw:fill="none" draw:fill-color="#ffffff" fo:min-height="1.147cm"/>
    </style:style>
    <style:style style:name="gr3" style:family="graphic" style:parent-style-name="Default_5f_1">
      <style:graphic-properties svg:stroke-color="#280071" svg:stroke-linecap="round" draw:fill="solid" draw:fill-color="#8246af" draw:textarea-horizontal-align="justify" draw:textarea-vertical-align="middle" draw:auto-grow-height="false" fo:min-height="12.958cm" fo:min-width="7.399cm" draw:shadow="hidden" draw:shadow-color="#999999"/>
    </style:style>
    <style:style style:name="gr4" style:family="graphic" style:parent-style-name="Default_5f_1">
      <style:graphic-properties svg:stroke-color="#280071" svg:stroke-linecap="round" draw:fill="solid" draw:fill-color="#8246af" draw:textarea-horizontal-align="justify" draw:textarea-vertical-align="middle" draw:auto-grow-height="false" fo:min-height="12.958cm" fo:min-width="13.851cm" draw:shadow="hidden" draw:shadow-color="#999999"/>
    </style:style>
    <style:style style:name="gr5" style:family="graphic" style:parent-style-name="Default_5f_1">
      <style:graphic-properties draw:stroke="none" svg:stroke-color="#000000" draw:fill="none" draw:fill-color="#ffffff" fo:min-height="1.533cm"/>
    </style:style>
    <style:style style:name="gr6" style:family="graphic" style:parent-style-name="Default_5f_1">
      <style:graphic-properties svg:stroke-width="0.081cm" svg:stroke-color="#5f259f" draw:marker-start-width="0.321cm" draw:marker-end-width="0.321cm" draw:textarea-horizontal-align="justify" draw:textarea-vertical-align="middle" draw:auto-grow-height="false" fo:min-height="1.67cm" fo:min-width="2.244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53cm" svg:stroke-color="#5f259f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Default_5f_1">
      <style:graphic-properties svg:stroke-width="0.081cm" svg:stroke-color="#5f259f" draw:marker-start-width="0.321cm" draw:marker-end-width="0.321cm" draw:textarea-horizontal-align="justify" draw:textarea-vertical-align="middle" draw:auto-grow-height="false" fo:min-height="1.318cm" fo:min-width="4.477cm" fo:padding-top="0.165cm" fo:padding-bottom="0.165cm" fo:padding-left="0.29cm" fo:padding-right="0.29cm"/>
    </style:style>
    <style:style style:name="gr9" style:family="graphic" style:parent-style-name="objectwithoutfill">
      <style:graphic-properties draw:stroke="solid" svg:stroke-width="0.053cm" svg:stroke-color="#5f259f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svg:stroke-color="#5f259f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Default_5f_1">
      <style:graphic-properties draw:stroke="none" svg:stroke-color="#000000" draw:fill="none" draw:fill-color="#ffffff" fo:min-height="0.8cm"/>
    </style:style>
    <style:style style:name="gr12" style:family="graphic" style:parent-style-name="Default_5f_1">
      <style:graphic-properties svg:stroke-width="0.081cm" svg:stroke-color="#5f259f" draw:marker-start-width="0.321cm" draw:marker-end-width="0.321cm" draw:textarea-horizontal-align="justify" draw:textarea-vertical-align="middle" draw:auto-grow-height="false" fo:min-height="0.495cm" fo:min-width="1.655cm" fo:padding-top="0.165cm" fo:padding-bottom="0.165cm" fo:padding-left="0.29cm" fo:padding-right="0.29cm"/>
    </style:style>
    <style:style style:name="gr13" style:family="graphic" style:parent-style-name="Default_5f_1">
      <style:graphic-properties draw:stroke="none" svg:stroke-color="#000000" draw:fill="none" draw:fill-color="#ffffff" fo:min-height="1.025cm"/>
    </style:style>
    <style:style style:name="gr14" style:family="graphic" style:parent-style-name="objectwithoutfill">
      <style:graphic-properties draw:stroke="solid" svg:stroke-width="0.081cm" svg:stroke-color="#5f259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Default_5f_1">
      <style:graphic-properties svg:stroke-width="0.081cm" svg:stroke-color="#5f259f" draw:marker-start-width="0.321cm" draw:marker-end-width="0.321cm" draw:textarea-horizontal-align="justify" draw:textarea-vertical-align="middle" draw:auto-grow-height="false" fo:min-height="0.495cm" fo:min-width="2.595cm" fo:padding-top="0.165cm" fo:padding-bottom="0.165cm" fo:padding-left="0.29cm" fo:padding-right="0.29cm"/>
    </style:style>
    <style:style style:name="gr16" style:family="graphic" style:parent-style-name="Default_5f_1">
      <style:graphic-properties svg:stroke-width="0.081cm" svg:stroke-color="#5f259f" draw:marker-start-width="0.321cm" draw:marker-end-width="0.321cm" draw:textarea-horizontal-align="justify" draw:textarea-vertical-align="middle" draw:auto-grow-height="false" fo:min-height="0.495cm" fo:min-width="4.007cm" fo:padding-top="0.165cm" fo:padding-bottom="0.165cm" fo:padding-left="0.29cm" fo:padding-right="0.29cm"/>
    </style:style>
    <style:style style:name="gr17" style:family="graphic" style:parent-style-name="Default_5f_1">
      <style:graphic-properties svg:stroke-width="0.081cm" svg:stroke-color="#5f259f" draw:marker-start-width="0.321cm" draw:marker-end-width="0.321cm" draw:textarea-horizontal-align="justify" draw:textarea-vertical-align="middle" draw:auto-grow-height="false" fo:min-height="0.495cm" fo:min-width="1.42cm" fo:padding-top="0.165cm" fo:padding-bottom="0.165cm" fo:padding-left="0.29cm" fo:padding-right="0.29cm"/>
    </style:style>
    <style:style style:name="P1" style:family="paragraph">
      <loext:graphic-properties draw:fill="solid" draw:fill-color="#5f259f"/>
      <style:paragraph-properties fo:text-align="center"/>
    </style:style>
    <style:style style:name="P2" style:family="paragraph">
      <style:text-properties fo:color="#ffffff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="solid" draw:fill-color="#8246a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876cm" svg:height="15.367cm" svg:x="2.14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715cm" svg:height="1.397cm" svg:x="10.779cm" svg:y="19.034cm">
          <draw:text-box>
            <text:p text:style-name="P2"><text:span text:style-name="T1">CoreDNS</text:span></text:p>
          </draw:text-box>
        </draw:frame>
        <draw:custom-shape draw:style-name="gr3" draw:text-style-name="P4" draw:layer="layout" svg:width="7.899cm" svg:height="13.208cm" svg:x="2.88cm" svg:y="5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4.351cm" svg:height="13.208cm" svg:x="11.287cm" svg:y="5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54cm" svg:height="1.783cm" svg:x="5.445cm" svg:y="4.81cm">
          <draw:text-box>
            <text:p><text:span text:style-name="T1">:</text:span><text:span text:style-name="T1">53</text:span><text:span text:style-name="T1">00</text:span></text:p>
          </draw:text-box>
        </draw:frame>
        <draw:custom-shape draw:style-name="gr6" draw:text-style-name="P6" draw:layer="layout" svg:width="3.048cm" svg:height="2.159cm" svg:x="5.064cm" svg:y="4.42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draw:layer="layout" svg:width="3.048cm" svg:height="2.159cm" svg:x="17.002cm" svg:y="4.42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5" draw:layer="layout" svg:width="2.54cm" svg:height="1.783cm" svg:x="17.51cm" svg:y="4.805cm">
          <draw:text-box>
            <text:p><text:span text:style-name="T1">:53</text:span></text:p>
          </draw:text-box>
        </draw:frame>
        <draw:line draw:style-name="gr7" draw:text-style-name="P7" draw:layer="layout" svg:x1="6.562cm" svg:y1="6.538cm" svg:x2="6.588cm" svg:y2="7.985cm">
          <text:p/>
        </draw:line>
        <draw:line draw:style-name="gr7" draw:text-style-name="P7" draw:layer="layout" svg:x1="18.5cm" svg:y1="6.588cm" svg:x2="18.526cm" svg:y2="8.035cm">
          <text:p/>
        </draw:line>
        <draw:g>
          <draw:frame draw:style-name="gr2" draw:text-style-name="P5" draw:layer="layout" svg:width="4.013cm" svg:height="1.397cm" svg:x="16.672cm" svg:y="8.165cm">
            <draw:text-box>
              <text:p>ServeDNS</text:p>
            </draw:text-box>
          </draw:frame>
          <draw:custom-shape draw:style-name="gr8" draw:text-style-name="P6" draw:layer="layout" svg:width="5.461cm" svg:height="1.778cm" svg:x="15.732cm" svg:y="7.98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frame draw:style-name="gr2" draw:text-style-name="P5" draw:layer="layout" svg:width="4.013cm" svg:height="1.397cm" svg:x="4.988cm" svg:y="8.165cm">
            <draw:text-box>
              <text:p>ServeDNS</text:p>
            </draw:text-box>
          </draw:frame>
          <draw:custom-shape draw:style-name="gr8" draw:text-style-name="P6" draw:layer="layout" svg:width="5.461cm" svg:height="1.778cm" svg:x="4.048cm" svg:y="7.985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2" draw:text-style-name="P5" draw:layer="layout" svg:width="3.682cm" svg:height="1.783cm" svg:x="12.938cm" svg:y="1.63cm">
          <draw:text-box>
            <text:p>DNS Query</text:p>
          </draw:text-box>
        </draw:frame>
        <draw:frame draw:style-name="gr2" draw:text-style-name="P5" draw:layer="layout" svg:width="3.682cm" svg:height="1.783cm" svg:x="1.382cm" svg:y="1.757cm">
          <draw:text-box>
            <text:p>DNS Query</text:p>
          </draw:text-box>
        </draw:frame>
        <draw:line draw:style-name="gr9" draw:text-style-name="P7" draw:layer="layout" svg:x1="14.97cm" svg:y1="2.524cm" svg:x2="18.399cm" svg:y2="4.429cm">
          <text:p/>
        </draw:line>
        <draw:line draw:style-name="gr9" draw:text-style-name="P7" draw:layer="layout" svg:x1="3.286cm" svg:y1="2.524cm" svg:x2="6.715cm" svg:y2="4.429cm">
          <text:p/>
        </draw:line>
        <draw:line draw:style-name="gr10" draw:text-style-name="P7" draw:layer="layout" svg:x1="6.588cm" svg:y1="9.763cm" svg:x2="6.588cm" svg:y2="11.414cm">
          <text:p/>
        </draw:line>
        <draw:frame draw:style-name="gr2" draw:text-style-name="P5" draw:layer="layout" svg:width="3.682cm" svg:height="1.397cm" svg:x="6.715cm" svg:y="10.017cm">
          <draw:text-box>
            <text:p>coredns.io</text:p>
          </draw:text-box>
        </draw:frame>
        <draw:frame draw:style-name="gr2" draw:text-style-name="P5" draw:layer="layout" svg:width="3.682cm" svg:height="1.783cm" svg:x="12.938cm" svg:y="1.631cm">
          <draw:text-box>
            <text:p>DNS Query</text:p>
          </draw:text-box>
        </draw:frame>
        <draw:g>
          <draw:frame draw:style-name="gr2" draw:text-style-name="P5" draw:layer="layout" svg:width="4.013cm" svg:height="1.397cm" svg:x="4.988cm" svg:y="8.166cm">
            <draw:text-box>
              <text:p>ServeDNS</text:p>
            </draw:text-box>
          </draw:frame>
          <draw:custom-shape draw:style-name="gr8" draw:text-style-name="P6" draw:layer="layout" svg:width="5.461cm" svg:height="1.778cm" svg:x="4.048cm" svg:y="7.986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frame draw:style-name="gr11" draw:text-style-name="P5" draw:layer="layout" svg:width="1.774cm" svg:height="1.05cm" svg:x="5.933cm" svg:y="11.236cm">
            <draw:text-box>
              <text:p>file</text:p>
            </draw:text-box>
          </draw:frame>
          <draw:custom-shape draw:style-name="gr12" draw:text-style-name="P6" draw:layer="layout" svg:width="2.413cm" svg:height="0.889cm" svg:x="5.447cm" svg:y="11.36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13" draw:text-style-name="P5" draw:layer="layout" svg:width="5.842cm" svg:height="1.275cm" svg:x="3.032cm" svg:y="17.632cm">
          <draw:text-box>
            <text:p>dnsserver.Server</text:p>
          </draw:text-box>
        </draw:frame>
        <draw:frame draw:style-name="gr13" draw:text-style-name="P5" draw:layer="layout" svg:width="5.842cm" svg:height="1.275cm" svg:x="11.541cm" svg:y="17.632cm">
          <draw:text-box>
            <text:p>dnsserver.Server</text:p>
          </draw:text-box>
        </draw:frame>
        <draw:connector draw:style-name="gr14" draw:text-style-name="P7" draw:layer="layout" draw:line-skew="-0.87cm" svg:x1="21.193cm" svg:y1="8.785cm" svg:x2="22.435cm" svg:y2="10.525cm" svg:d="M21193 8785h1242v1740" svg:viewBox="0 0 1243 1741">
          <text:p/>
        </draw:connector>
        <draw:connector draw:style-name="gr14" draw:text-style-name="P7" draw:layer="layout" draw:line-skew="-0.87cm" svg:x1="15.704cm" svg:y1="8.874cm" svg:x2="14.462cm" svg:y2="10.614cm" svg:d="M15704 8874h-1242v1740" svg:viewBox="0 0 1243 1741">
          <text:p/>
        </draw:connector>
        <draw:line draw:style-name="gr10" draw:text-style-name="P7" draw:layer="layout" svg:x1="18.526cm" svg:y1="9.763cm" svg:x2="18.526cm" svg:y2="11.414cm">
          <text:p/>
        </draw:line>
        <draw:line draw:style-name="gr10" draw:text-style-name="P7" draw:layer="layout" svg:x1="6.588cm" svg:y1="9.743cm" svg:x2="6.588cm" svg:y2="11.394cm">
          <text:p/>
        </draw:line>
        <draw:line draw:style-name="gr10" draw:text-style-name="P7" draw:layer="layout" svg:x1="6.588cm" svg:y1="9.743cm" svg:x2="6.588cm" svg:y2="11.394cm">
          <text:p/>
        </draw:line>
        <draw:g>
          <draw:frame draw:style-name="gr11" draw:text-style-name="P5" draw:layer="layout" svg:width="2.521cm" svg:height="1.05cm" svg:x="13.374cm" svg:y="11.414cm">
            <draw:text-box>
              <text:p>file</text:p>
            </draw:text-box>
          </draw:frame>
          <draw:custom-shape draw:style-name="gr15" draw:text-style-name="P6" draw:layer="layout" svg:width="3.429cm" svg:height="0.889cm" svg:x="12.684cm" svg:y="11.541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frame draw:style-name="gr5" draw:text-style-name="P5" draw:layer="layout" svg:width="2.521cm" svg:height="1.783cm" svg:x="13.375cm" svg:y="12.303cm">
            <draw:text-box>
              <text:p>errors</text:p>
            </draw:text-box>
          </draw:frame>
          <draw:custom-shape draw:style-name="gr15" draw:text-style-name="P6" draw:layer="layout" svg:width="3.429cm" svg:height="0.889cm" svg:x="12.684cm" svg:y="12.4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frame draw:style-name="gr11" draw:text-style-name="P5" draw:layer="layout" svg:width="2.522cm" svg:height="1.05cm" svg:x="13.374cm" svg:y="10.491cm">
            <draw:text-box>
              <text:p>log</text:p>
            </draw:text-box>
          </draw:frame>
          <draw:custom-shape draw:style-name="gr15" draw:text-style-name="P6" draw:layer="layout" svg:width="3.429cm" svg:height="0.889cm" svg:x="12.684cm" svg:y="10.618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frame draw:style-name="gr5" draw:text-style-name="P5" draw:layer="layout" svg:width="3.641cm" svg:height="1.783cm" svg:x="17.391cm" svg:y="12.126cm">
            <draw:text-box>
              <text:p>errors</text:p>
            </draw:text-box>
          </draw:frame>
          <draw:custom-shape draw:style-name="gr16" draw:text-style-name="P6" draw:layer="layout" svg:width="4.953cm" svg:height="0.889cm" svg:x="16.392cm" svg:y="12.253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frame draw:style-name="gr5" draw:text-style-name="P5" draw:layer="layout" svg:width="3.641cm" svg:height="1.783cm" svg:x="17.391cm" svg:y="11.211cm">
            <draw:text-box>
              <text:p>log</text:p>
            </draw:text-box>
          </draw:frame>
          <draw:custom-shape draw:style-name="gr16" draw:text-style-name="P6" draw:layer="layout" svg:width="4.953cm" svg:height="0.889cm" svg:x="16.392cm" svg:y="11.338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frame draw:style-name="gr5" draw:text-style-name="P5" draw:layer="layout" svg:width="3.641cm" svg:height="1.783cm" svg:x="17.366cm" svg:y="14.843cm">
            <draw:text-box>
              <text:p>proxy</text:p>
            </draw:text-box>
          </draw:frame>
          <draw:custom-shape draw:style-name="gr16" draw:text-style-name="P6" draw:layer="layout" svg:width="4.953cm" svg:height="0.889cm" svg:x="16.367cm" svg:y="14.9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frame draw:style-name="gr5" draw:text-style-name="P5" draw:layer="layout" svg:width="3.641cm" svg:height="1.783cm" svg:x="17.366cm" svg:y="13.954cm">
            <draw:text-box>
              <text:p>kubernetes</text:p>
            </draw:text-box>
          </draw:frame>
          <draw:custom-shape draw:style-name="gr16" draw:text-style-name="P6" draw:layer="layout" svg:width="4.953cm" svg:height="0.889cm" svg:x="16.367cm" svg:y="14.081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frame draw:style-name="gr5" draw:text-style-name="P5" draw:layer="layout" svg:width="3.641cm" svg:height="1.783cm" svg:x="17.366cm" svg:y="13.06cm">
            <draw:text-box>
              <text:p>cache</text:p>
            </draw:text-box>
          </draw:frame>
          <draw:custom-shape draw:style-name="gr16" draw:text-style-name="P6" draw:layer="layout" svg:width="4.953cm" svg:height="0.889cm" svg:x="16.367cm" svg:y="13.187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frame draw:style-name="gr5" draw:text-style-name="P5" draw:layer="layout" svg:width="2.894cm" svg:height="1.783cm" svg:x="22.088cm" svg:y="10.449cm">
            <draw:text-box>
              <text:p>file</text:p>
            </draw:text-box>
          </draw:frame>
          <draw:custom-shape draw:style-name="gr17" draw:text-style-name="P6" draw:layer="layout" svg:width="2.159cm" svg:height="0.889cm" svg:x="21.548cm" svg:y="10.576cm">
            <text:p/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2" draw:text-style-name="P5" draw:layer="layout" svg:width="3.682cm" svg:height="1.397cm" svg:x="11.668cm" svg:y="7.35cm">
          <draw:text-box>
            <text:p>example.io</text:p>
          </draw:text-box>
        </draw:frame>
        <draw:frame draw:style-name="gr5" draw:text-style-name="P5" draw:layer="layout" svg:width="4.19cm" svg:height="1.783cm" svg:x="21.32cm" svg:y="7.223cm">
          <draw:text-box>
            <text:p>example.net</text:p>
          </draw:text-box>
        </draw:frame>
        <draw:frame draw:style-name="gr5" draw:text-style-name="P5" draw:layer="layout" svg:width="4.19cm" svg:height="1.783cm" svg:x="18.78cm" svg:y="10.012cm">
          <draw:text-box>
            <text:p>. (roo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06:45:45.765192440</meta:creation-date>
    <dc:date>2018-02-27T06:46:26.041591815</dc:date>
    <meta:editing-duration>PT40S</meta:editing-duration>
    <meta:editing-cycles>1</meta:editing-cycles>
    <meta:document-statistic meta:object-count="66"/>
    <meta:generator>LibreOffice/5.2.7.2$Linux_X86_64 LibreOffice_project/20m0$Build-2</meta:generator>
  </office:meta>
</office:document-meta>
</file>